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ectangular" draw:cx="50%" draw:cy="50%" draw:start-color="#fff5ce" draw:end-color="#ffffd7" draw:start-intensity="100%" draw:end-intensity="100%" draw:angle="105deg" draw:border="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shadow="#808080 0.176cm 0.176cm" fo:background-color="#fffad3" style:writing-mode="lr-tb" draw:fill="gradient" draw:fill-gradient-name="Gradient_20_1" draw:gradient-step-count="64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6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20:11:49.121000000</meta:creation-date>
    <meta:generator>LibreOffice/7.2.1.2$Windows_X86_64 LibreOffice_project/87b77fad49947c1441b67c559c339af8f3517e22</meta:generator>
    <dc:date>2022-02-21T20:13:25.903000000</dc:date>
    <meta:editing-duration>PT1M36S</meta:editing-duration>
    <meta:editing-cycles>2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